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rsid="00760dd2" officeooo:paragraph-rsid="00760dd2"/>
    </style:style>
    <style:style style:name="P2" style:family="paragraph" style:parent-style-name="Text_20_body">
      <style:paragraph-properties fo:text-align="justify" style:justify-single-word="false"/>
      <style:text-properties officeooo:rsid="00760dd2" officeooo:paragraph-rsid="00760dd2"/>
    </style:style>
    <style:style style:name="P3" style:family="paragraph" style:parent-style-name="Text_20_body">
      <style:paragraph-properties fo:text-align="justify" style:justify-single-word="false"/>
      <style:text-properties officeooo:rsid="0076e8d9" officeooo:paragraph-rsid="0076e8d9"/>
    </style:style>
    <style:style style:name="P4" style:family="paragraph" style:parent-style-name="Text_20_body">
      <style:paragraph-properties fo:text-align="justify" style:justify-single-word="false"/>
      <style:text-properties officeooo:rsid="00787c7b" officeooo:paragraph-rsid="00787c7b"/>
    </style:style>
    <style:style style:name="P5" style:family="paragraph" style:parent-style-name="Text_20_body">
      <style:text-properties officeooo:rsid="0079ff56" officeooo:paragraph-rsid="0079ff56"/>
    </style:style>
    <style:style style:name="P6" style:family="paragraph" style:parent-style-name="Text_20_body">
      <style:text-properties officeooo:rsid="007bb724" officeooo:paragraph-rsid="007bb724"/>
    </style:style>
    <style:style style:name="T1" style:family="text">
      <style:text-properties style:font-name="Consolas2" fo:font-size="10.5pt" fo:font-weight="normal"/>
    </style:style>
    <style:style style:name="T2" style:family="text">
      <style:text-properties fo:color="#9cdcfe" loext:opacity="100%"/>
    </style:style>
    <style:style style:name="T3" style:family="text">
      <style:text-properties fo:color="#9cdcfe" loext:opacity="100%" style:font-name="Consolas2" fo:font-size="10.5pt" fo:font-weight="normal"/>
    </style:style>
    <style:style style:name="T4" style:family="text">
      <style:text-properties fo:color="#ce9178" loext:opacity="100%" style:font-name="Consolas2" fo:font-size="10.5pt" fo:font-weight="normal"/>
    </style:style>
    <style:style style:name="T5" style:family="text">
      <style:text-properties fo:color="#81d41a" loext:opacity="100%"/>
    </style:style>
    <style:style style:name="T6" style:family="text">
      <style:text-properties fo:color="#81d41a" loext:opacity="100%" style:font-name="Consolas1" fo:font-size="11pt" fo:font-weight="normal"/>
    </style:style>
    <style:style style:name="T7" style:family="text">
      <style:text-properties fo:color="#81d41a" loext:opacity="100%" officeooo:rsid="00787c7b"/>
    </style:style>
    <style:style style:name="T8" style:family="text">
      <style:text-properties officeooo:rsid="00779bbb"/>
    </style:style>
    <style:style style:name="T9" style:family="text">
      <style:text-properties officeooo:rsid="0077bf9d"/>
    </style:style>
    <style:style style:name="T10" style:family="text">
      <style:text-properties officeooo:rsid="00787c7b"/>
    </style:style>
    <style:style style:name="T11" style:family="text">
      <style:text-properties officeooo:rsid="007bb724"/>
    </style:style>
    <style:style style:name="T12" style:family="text">
      <style:text-properties officeooo:rsid="007bcb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utentificación</text:h>
      <text:p text:style-name="P2">* VIDEO 2: Shortcut: se utilizan para abreviar el acceso a los archivos:</text:p>
      <text:p text:style-name="P2">+ En tsconfig.json</text:p>
      <text:p text:style-name="Quotations"><text:span text:style-name="T2">"paths"</text:span>: {</text:p>
      <text:p text:style-name="Quotations"><text:s text:c="6"/><text:span text:style-name="T3">"@models/*"</text:span><text:span text:style-name="T1">: [</text:span></text:p>
      <text:p text:style-name="Quotations"><text:s text:c="8"/><text:span text:style-name="T4">"./src/app/models/*"</text:span></text:p>
      <text:p text:style-name="Quotations"><text:s text:c="6"/><text:span text:style-name="T1">],</text:span></text:p>
      <text:p text:style-name="Quotations"><text:s text:c="6"/><text:span text:style-name="T3">"@shared/*"</text:span><text:span text:style-name="T1">: [</text:span></text:p>
      <text:p text:style-name="Quotations"><text:s text:c="8"/><text:span text:style-name="T4">"src/app/modules/shared/*"</text:span></text:p>
      <text:p text:style-name="Quotations"><text:s text:c="6"/><text:span text:style-name="T1">],</text:span></text:p>
      <text:p text:style-name="Quotations"><text:s text:c="6"/><text:span text:style-name="T3">"@auth/*"</text:span><text:span text:style-name="T1">: [</text:span></text:p>
      <text:p text:style-name="Quotations"><text:s text:c="8"/><text:span text:style-name="T4">"src/app/modules/auth/*"</text:span></text:p>
      <text:p text:style-name="Quotations"><text:s text:c="6"/><text:span text:style-name="T1">],</text:span></text:p>
      <text:p text:style-name="Quotations"><text:s text:c="6"/><text:span text:style-name="T3">"@boards/*"</text:span><text:span text:style-name="T1">: [</text:span></text:p>
      <text:p text:style-name="Quotations"><text:s text:c="8"/><text:span text:style-name="T4">"src/app/modules/boards/*"</text:span></text:p>
      <text:p text:style-name="Quotations"><text:s text:c="6"/><text:span text:style-name="T1">],</text:span></text:p>
      <text:p text:style-name="Quotations"><text:s text:c="6"/><text:span text:style-name="T3">"@environments/*"</text:span><text:span text:style-name="T1">: [</text:span></text:p>
      <text:p text:style-name="Quotations"><text:s text:c="8"/><text:span text:style-name="T4">"./src/environments/*"</text:span></text:p>
      <text:p text:style-name="Quotations"><text:s text:c="6"/><text:span text:style-name="T1">], ...</text:span></text:p>
      <text:p text:style-name="P2"/>
      <text:p text:style-name="P3">*VIDEO 7: Recuperación de contraseña:</text:p>
      <text:p text:style-name="P3">- Normalmente el proceso de recuperación de contraseña es: pedimos el correo que esta registrado, luego se envia un email al correo asociado, aca suelen haber validaciones, normalmente el backen solo envia un estado de que envio el correo.</text:p>
      <text:p text:style-name="P3">- En este correo se envia un Token el cual se envia a el backend, junto con la nueva contraseña que se quiere cambiar, <text:span text:style-name="T8">este Token solo es valido por un tiempo. </text:span><text:span text:style-name="T9">Normalmente este token no se envia al frontend sino que llega directamente al correo del usuario.</text:span></text:p>
      <text:p text:style-name="P4">***** RUTAS:</text:p>
      <text:p text:style-name="Quotations">- Autentication: <text:span text:style-name="T5">“src/app/modules/auth”</text:span></text:p>
      <text:p text:style-name="Quotations">- <text:span text:style-name="T10">Servicios: </text:span><text:span text:style-name="T7">“</text:span><text:span text:style-name="T6">src/app/services”</text:span></text:p>
      <text:p text:style-name="Quotations"><text:span text:style-name="T6"/></text:p>
      <text:p text:style-name="Text_20_body"/>
      <text:p text:style-name="P5">* VIDEO 10: Donde guardar los tokens:</text:p>
      <text:p text:style-name="P5">Hay cuatro formas:</text:p>
      <text:p text:style-name="P5">- LocalStorage: se puede acceder muy facilmente por lo que es la menos recomendable.</text:p>
      <text:p text:style-name="P5">- SessionStorage: es volatil por lo que cuando el usario cierre esa la pestaña la sesion se va a ir.</text:p>
      <text:p text:style-name="P5">- WebSQL, IndexDB: son mas para guardar datos de otra indole.</text:p>
      <text:p text:style-name="P5">- Cookies: es la mas recomendable. Es algo nativo de los navegadores.</text:p>
      <text:p text:style-name="P5"><text:soft-page-break/>+ si se maneja desde el backend se puede utilizar la variable http only para que solo se pueda modificar desde el backend.</text:p>
      <text:p text:style-name="P5">+ JWT, tiene como ventaja que es stateless por lo que no genera sesion en el backend, pero como desventaja tiene que no funciona por defecto por lo que la programación es mas larga</text:p>
      <text:p text:style-name="P5"><text:span text:style-name="T11">+ JWT, sirve para Android, IOS</text:span></text:p>
      <text:p text:style-name="P6">+ las cookies tienen un tiempo de expiración que no es el mismo que el token.</text:p>
      <text:p text:style-name="P5"><text:span text:style-name="T11">+ Para trabajar con co</text:span><text:span text:style-name="T12">o</text:span><text:span text:style-name="T11">kies, instalar typescript-cookie:</text:span></text:p>
      <text:h text:style-name="Heading_20_4" text:outline-level="4"><text:span text:style-name="T11">npm i typescript-cookie</text:span><text:tab/></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Light" fo:font-family="'Calibri Light'" style:font-style-name="Normal" style:font-family-generic="swiss" style:font-pitch="variable"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master-page-name="">
      <loext:graphic-properties draw:fill="solid" draw:fill-color="#000000"/>
      <style:paragraph-properties fo:margin-left="0cm" fo:margin-right="0cm" fo:margin-top="0cm" fo:margin-bottom="0cm" style:contextual-spacing="false" fo:line-height="100%" fo:text-indent="0cm" style:auto-text-indent="false" style:page-number="auto" fo:background-color="#000000">
        <style:tab-stops/>
      </style:paragraph-properties>
      <style:text-properties style:font-name="Consolas1" fo:font-family="Consolas" style:font-style-name="Normal" style:font-family-generic="modern" style:font-pitch="fixed" fo:font-size="11pt" fo:font-weight="normal"/>
    </style:style>
    <style:style style:name="Heading_20_4" style:display-name="Heading 4" style:family="paragraph" style:parent-style-name="Heading" style:next-style-name="Text_20_body" style:default-outline-level="4" style:class="text">
      <loext:graphic-properties draw:fill="solid" draw:fill-color="#3465a4"/>
      <style:paragraph-properties fo:margin-top="0cm" fo:margin-bottom="0cm" style:contextual-spacing="false" fo:text-align="justify" style:justify-single-word="false" fo:background-color="#3465a4"/>
      <style:text-properties fo:color="#e6e905" loext:opacity="100%" style:font-name="Consolas" fo:font-family="Consolas" style:font-style-name="Negrita" style:font-family-generic="modern" style:font-pitch="fixed" fo:font-size="11pt" fo:font-style="normal" fo:font-weight="bold" officeooo:rsid="00061e22" style:font-size-asian="12pt" style:font-style-asian="italic" style:font-weight-asian="normal" style:font-size-complex="12pt" style:font-style-complex="italic" style:font-weight-complex="norm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1:03:57.605000000</meta:creation-date>
    <dc:date>2023-06-26T16:58:59.410000000</dc:date>
    <meta:editing-duration>P4DT2H51M19S</meta:editing-duration>
    <meta:editing-cycles>118</meta:editing-cycles>
    <meta:generator>LibreOffice/7.5.3.2$Windows_X86_64 LibreOffice_project/9f56dff12ba03b9acd7730a5a481eea045e468f3</meta:generator>
    <meta:document-statistic meta:table-count="0" meta:image-count="0" meta:object-count="0" meta:page-count="2" meta:paragraph-count="37" meta:word-count="296" meta:character-count="1894" meta:non-whitespace-character-count="1534"/>
  </office:meta>
</office:document-meta>
</file>